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602cm" style:rel-column-width="5524*"/>
    </style:style>
    <style:style style:name="Tableau2.B" style:family="table-column">
      <style:table-column-properties style:column-width="5.292cm" style:rel-column-width="18251*"/>
    </style:style>
    <style:style style:name="Tableau2.C" style:family="table-column">
      <style:table-column-properties style:column-width="5.6cm" style:rel-column-width="19316*"/>
    </style:style>
    <style:style style:name="Tableau2.D" style:family="table-column">
      <style:table-column-properties style:column-width="6.507cm" style:rel-column-width="22444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aed33b"/>
    </style:style>
    <style:style style:name="T10" style:family="text">
      <style:text-properties officeooo:rsid="00af4e2b"/>
    </style:style>
    <style:style style:name="T11" style:family="text">
      <style:text-properties officeooo:rsid="0093ba8c"/>
    </style:style>
    <style:style style:name="T12" style:family="text">
      <style:text-properties officeooo:rsid="00ad4991"/>
    </style:style>
    <style:style style:name="T13" style:family="text">
      <style:text-properties officeooo:rsid="00ae17c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<text:span text:style-name="T11">Société : </text:span>{mycompany_name} – {address}</text:p>
      <text:p text:style-name="P14">N° de déclaration : <text:span text:style-name="T12">{declaration_number}</text:span></text:p>
      <text:p text:style-name="P16">Tél : <text:span text:style-name="T12">{society_phone}</text:span></text:p>
      <text:p text:style-name="P16">Siret : <text:span text:style-name="T12">{society_siret}</text:span></text:p>
      <text:p text:style-name="P16">Mail : <text:span text:style-name="T12">{society_mail}</text:span></text:p>
      <text:p text:style-name="P16">Site internet : <text:span text:style-name="T12">{society_website}</text:span></text:p>
      <text:p text:style-name="P16"/>
      <text:p text:style-name="P8">Convention de formation : {contract_ref_label}</text:p>
      <text:p text:style-name="P8">Formation : {project_ref_label}</text:p>
      <text:p text:style-name="P8">Session : {date_start} à {date_end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949496745824">
          <table:table-cell table:style-name="Tableau2.A1" office:value-type="string">
            <text:p text:style-name="P17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D1" office:value-type="string">
            <text:p text:style-name="P13">Signature</text:p>
          </table:table-cell>
        </table:table-row>
        <table:table-row table:style-name="TableLine2949496742368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3">Formateur</text:span> : </text:p>
      <text:p text:style-name="P18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aed33b"/>
    </style:style>
    <style:style style:name="MT8" style:family="text">
      <style:text-properties officeooo:rsid="00af4e2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text:span text:style-name="MT4"> <text:s/>- lien public si activé</text:span></text:p>
        <text:p text:style-name="MP3"><text:file-name text:display="name-and-extension">template_attendancesheetdocument.odt</text:file-name><text:tab/>Version –<text:span text:style-name="MT5"> 1.</text:span><text:span text:style-name="MT6">4</text:span><text:span text:style-name="MT5">.</text:span><text:span text:style-name="MT7">1</text:span><text:span text:style-name="MT5"> - 202</text:span><text:span text:style-name="MT6">3</text:span><text:span text:style-name="MT5">0</text:span><text:span text:style-name="MT6">2</text:span><text:span text:style-name="MT5">1</text:span><text:span text:style-name="MT8">5</text:span> - Page :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1H57M59S</meta:editing-duration>
    <meta:editing-cycles>242</meta:editing-cycles>
    <meta:generator>LibreOffice/7.3.5.2$Windows_X86_64 LibreOffice_project/184fe81b8c8c30d8b5082578aee2fed2ea847c01</meta:generator>
    <dc:date>2023-02-15T18:55:51.77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2" meta:word-count="80" meta:character-count="708" meta:non-whitespace-character-count="646"/>
    <meta:user-defined meta:name="Langue">Francais</meta:user-defined>
    <meta:user-defined meta:name="URL">www.digirisk.com</meta:user-defined>
  </office:meta>
</office:document-meta>
</file>